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0.5pt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0pt" fo:font-style="normal" fo:font-weight="normal"/>
    </style:style>
    <style:style style:name="T1" style:family="text">
      <style:text-properties fo:font-variant="normal" fo:text-transform="none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tos etc.</text:p>
      <text:p text:style-name="P1">Trata-se de cumprimento de acórdão de apelação que reduziu a pena de 07 (sete) anos, 02 (dois) meses e 20 (vinte) dias de reclusão para 05 (cinco) anos, 02 (dois) meses e 15 (quinze) dias de reclusão, em regime fechado.</text:p>
      <text:p text:style-name="P1">Relatados.</text:p>
      <text:p text:style-name="P1">Tratando-se de acórdão redutor da pena que transitou em julgado (ev. 1.2), devem os cálculos serem refeitos e os dados inseridos na GEP.</text:p>
      <text:p text:style-name="P2"><text:span text:style-name="T1">Isto posto, mando registrar o novo patamar da pena para a ação penal nº 0800617-14.2021.8.20.5124, registrando a nova reprimenda como sendo </text:span><text:span text:style-name="Strong_20_Emphasis"><text:span text:style-name="T1">05 (cinco) anos, 02 (dois) meses e 15 (quinze) dias</text:span></text:span><text:span text:style-name="T1"> de reclusão, em regime</text:span><text:span text:style-name="Strong_20_Emphasis"><text:span text:style-name="T1"> fechado</text:span></text:span><text:span text:style-name="T1">, face ao que consta do acórdão.</text:span></text:p>
      <text:p text:style-name="P1">P.R.I.</text:p>
      <text:p text:style-name="Standard"/>
      <text:p text:style-name="Standard"/>
      <text:p text:style-name="P3">Vistos etc.</text:p>
      <text:p text:style-name="P3">Trata-se de cumprimento de acórdão que julgou agravo em execução (ev. 65.1), em que, além de manter a decisão que indeferiu a progressão para o regime semiaberto (ev. 44.1), determinou a realização de exame criminológico.</text:p>
      <text:p text:style-name="P3">Relatados.</text:p>
      <text:p text:style-name="P3">Tratando-se de acórdão transitado em julgado em que foi determinado pelo Juízo ad quem a realização de exame criminológico de forma a oportunizar nova apreciação da pretensão defensiva, deve ser ele cumprido em sua íntegra.</text:p>
      <text:p text:style-name="P3">Isto posto, mando que seja solicitado ao NUPEJ a realização do exame criminológico determinado pelo acórdão do evento 65.1, após o que, com a juntada do laudo pericial, do ACC e das pesquisas processuais pertinentes, deve ser dada vista dos autos ao Ministério Público.</text:p>
      <text:p text:style-name="P3">P.R.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2T15:46:19.368000000</meta:creation-date>
    <dc:date>2023-03-15T14:46:39.654000000</dc:date>
    <meta:editing-duration>PT5M33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2" meta:word-count="227" meta:character-count="1376" meta:non-whitespace-character-count="1161"/>
  </office:meta>
</office:document-meta>
</file>